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Text_20_body">
      <style:text-properties style:font-name="Arial" fo:language="de" fo:country="DE" officeooo:rsid="0037dde6" officeooo:paragraph-rsid="01746638"/>
    </style:style>
    <style:style style:name="P9" style:family="paragraph" style:parent-style-name="Text_20_body">
      <style:text-properties style:font-name="Arial" fo:language="de" fo:country="DE" officeooo:rsid="004884e7" officeooo:paragraph-rsid="004bd3d1"/>
    </style:style>
    <style:style style:name="P10" style:family="paragraph" style:parent-style-name="Text_20_body">
      <style:text-properties style:font-name="Arial" fo:language="de" fo:country="DE" officeooo:rsid="004df120" officeooo:paragraph-rsid="004df120"/>
    </style:style>
    <style:style style:name="P11" style:family="paragraph" style:parent-style-name="Text_20_body">
      <style:text-properties style:font-name="Arial" fo:language="de" fo:country="DE" officeooo:rsid="005c5048" officeooo:paragraph-rsid="005c5048"/>
    </style:style>
    <style:style style:name="P12" style:family="paragraph" style:parent-style-name="Text_20_body">
      <style:paragraph-properties fo:line-height="150%"/>
      <style:text-properties style:font-name="Arial" fo:language="de" fo:country="DE" fo:font-weight="bold" officeooo:rsid="0071e14b" officeooo:paragraph-rsid="01746638" style:font-weight-asian="bold" style:font-weight-complex="bold"/>
    </style:style>
    <style:style style:name="P13" style:family="paragraph" style:parent-style-name="Text_20_body">
      <style:text-properties style:font-name="Arial" fo:language="de" fo:country="DE" officeooo:rsid="006414b3" officeooo:paragraph-rsid="006ba44e"/>
    </style:style>
    <style:style style:name="P14" style:family="paragraph" style:parent-style-name="Text_20_body">
      <style:text-properties style:font-name="Arial" fo:language="de" fo:country="DE" officeooo:rsid="006e403a" officeooo:paragraph-rsid="006e403a"/>
    </style:style>
    <style:style style:name="P15" style:family="paragraph" style:parent-style-name="Text_20_body">
      <style:text-properties style:font-name="Arial" fo:language="de" fo:country="DE" fo:font-weight="normal" officeooo:rsid="006e403a" officeooo:paragraph-rsid="0071a0f4" style:font-weight-asian="normal" style:font-weight-complex="normal"/>
    </style:style>
    <style:style style:name="P16" style:family="paragraph" style:parent-style-name="Text_20_body">
      <style:text-properties style:font-name="Arial" fo:language="de" fo:country="DE" fo:font-weight="normal" officeooo:rsid="006e403a" officeooo:paragraph-rsid="0073c94e" style:font-weight-asian="normal" style:font-weight-complex="normal"/>
    </style:style>
    <style:style style:name="P17" style:family="paragraph" style:parent-style-name="Text_20_body">
      <style:text-properties officeooo:rsid="005904a8" officeooo:paragraph-rsid="005904a8"/>
    </style:style>
    <style:style style:name="P18" style:family="paragraph" style:parent-style-name="Footnote">
      <style:text-properties officeooo:rsid="002d4704" officeooo:paragraph-rsid="002d4704"/>
    </style:style>
    <style:style style:name="P19" style:family="paragraph" style:parent-style-name="Footnote">
      <style:text-properties officeooo:rsid="0039b0e5" officeooo:paragraph-rsid="0039b0e5"/>
    </style:style>
    <style:style style:name="P20" style:family="paragraph" style:parent-style-name="Footer">
      <style:paragraph-properties fo:text-align="end" style:justify-single-word="false"/>
      <style:text-properties style:font-name="Arial"/>
    </style:style>
    <style:style style:name="P21" style:family="paragraph" style:parent-style-name="Footer">
      <style:paragraph-properties fo:text-align="end" style:justify-single-word="false"/>
      <style:text-properties style:font-name="Arial" fo:language="de" fo:country="DE"/>
    </style:style>
    <style:style style:name="P22" style:family="paragraph" style:parent-style-name="Text_20_body" style:list-style-name="L1">
      <style:text-properties officeooo:paragraph-rsid="0018ded0"/>
    </style:style>
    <style:style style:name="P23" style:family="paragraph" style:parent-style-name="Text_20_body" style:list-style-name="L1">
      <style:text-properties style:font-name="Arial" officeooo:rsid="02fc4fe0" officeooo:paragraph-rsid="0044c7c2"/>
    </style:style>
    <style:style style:name="P24" style:family="paragraph" style:parent-style-name="Text_20_body" style:list-style-name="L2">
      <style:text-properties style:font-name="Arial" officeooo:rsid="00427efe" officeooo:paragraph-rsid="0018ded0"/>
    </style:style>
    <style:style style:name="P25" style:family="paragraph" style:parent-style-name="Text_20_body" style:list-style-name="L2">
      <style:text-properties style:font-name="Arial" officeooo:rsid="0044da0e" officeooo:paragraph-rsid="0018ded0"/>
    </style:style>
    <style:style style:name="P26" style:family="paragraph" style:parent-style-name="Text_20_body" style:list-style-name="L3">
      <style:text-properties style:font-name="Arial" fo:language="de" fo:country="DE" fo:font-weight="bold" officeooo:rsid="002c83dc" officeooo:paragraph-rsid="01746638" style:font-weight-asian="bold" style:font-weight-complex="bold"/>
    </style:style>
    <style:style style:name="P27" style:family="paragraph" style:parent-style-name="Text_20_body" style:list-style-name="L3">
      <style:text-properties style:font-name="Arial" fo:language="de" fo:country="DE" fo:font-weight="bold" officeooo:rsid="003c0d2f" officeooo:paragraph-rsid="01746638" style:font-weight-asian="bold" style:font-weight-complex="bold"/>
    </style:style>
    <style:style style:name="P28" style:family="paragraph" style:parent-style-name="Text_20_body" style:list-style-name="L3">
      <style:text-properties style:font-name="Arial" fo:language="de" fo:country="DE" fo:font-weight="bold" officeooo:rsid="002fe1d5" officeooo:paragraph-rsid="006d304d" style:font-weight-asian="bold" style:font-weight-complex="bold"/>
    </style:style>
    <style:style style:name="P29" style:family="paragraph" style:parent-style-name="Text_20_body" style:list-style-name="L3">
      <style:text-properties style:font-name="Arial" fo:language="de" fo:country="DE" fo:font-weight="bold" officeooo:rsid="00324cb5" officeooo:paragraph-rsid="01746638" style:font-weight-asian="bold" style:font-weight-complex="bold"/>
    </style:style>
    <style:style style:name="P30" style:family="paragraph" style:parent-style-name="Text_20_body" style:list-style-name="L2"/>
    <style:style style:name="P31" style:family="paragraph" style:parent-style-name="Text_20_body" style:list-style-name="L2">
      <style:paragraph-properties fo:line-height="150%"/>
      <style:text-properties officeooo:rsid="006e671c" officeooo:paragraph-rsid="0018ded0"/>
    </style:style>
    <style:style style:name="P32" style:family="paragraph" style:parent-style-name="Text_20_body" style:list-style-name="L3">
      <style:text-properties fo:font-weight="bold" officeooo:rsid="002c83dc" officeooo:paragraph-rsid="01746638" style:font-weight-asian="bold" style:font-weight-complex="bold"/>
    </style:style>
    <style:style style:name="P33" style:family="paragraph" style:parent-style-name="Text_20_body" style:list-style-name="L3">
      <style:paragraph-properties fo:break-before="page"/>
      <style:text-properties style:font-name="Arial" fo:language="de" fo:country="DE" fo:font-weight="bold" officeooo:rsid="0071e14b" officeooo:paragraph-rsid="01746638" style:font-weight-asian="bold" style:font-weight-complex="bold"/>
    </style:style>
    <style:style style:name="P34" style:family="paragraph" style:parent-style-name="Heading_20_2">
      <style:text-properties officeooo:paragraph-rsid="01746638"/>
    </style:style>
    <style:style style:name="P35" style:family="paragraph" style:parent-style-name="Heading_20_2">
      <style:paragraph-properties fo:break-before="page"/>
      <style:text-properties officeooo:rsid="00875275" officeooo:paragraph-rsid="0018ded0"/>
    </style:style>
    <style:style style:name="P36" style:family="paragraph" style:parent-style-name="Heading_20_1">
      <style:paragraph-properties fo:break-before="page"/>
    </style:style>
    <style:style style:name="P37" style:family="paragraph" style:parent-style-name="Header_20_right">
      <style:paragraph-properties fo:text-align="end" style:justify-single-word="false"/>
      <style:text-properties style:font-name="Arial" fo:font-size="10pt" style:font-size-asian="10pt" style:font-size-complex="10pt"/>
    </style:style>
    <style:style style:name="P38" style:family="paragraph" style:parent-style-name="Footnote">
      <style:text-properties officeooo:rsid="007aba71" officeooo:paragraph-rsid="007aba71"/>
    </style:style>
    <style:style style:name="P3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T1" style:family="text">
      <style:text-properties officeooo:rsid="002fe1d5"/>
    </style:style>
    <style:style style:name="T2" style:family="text">
      <style:text-properties style:font-name="Arial"/>
    </style:style>
    <style:style style:name="T3" style:family="text">
      <style:text-properties style:font-name="Arial" fo:language="de" fo:country="DE"/>
    </style:style>
    <style:style style:name="T4" style:family="text">
      <style:text-properties style:font-name="Arial" fo:language="de" fo:country="DE" officeooo:rsid="001fca1c"/>
    </style:style>
    <style:style style:name="T5" style:family="text">
      <style:text-properties style:font-name="Arial" fo:language="de" fo:country="DE" officeooo:rsid="0037dde6"/>
    </style:style>
    <style:style style:name="T6" style:family="text">
      <style:text-properties style:font-name="Arial" fo:language="de" fo:country="DE" officeooo:rsid="002eee78"/>
    </style:style>
    <style:style style:name="T7" style:family="text">
      <style:text-properties style:font-name="Arial" fo:language="de" fo:country="DE" officeooo:rsid="005c5048"/>
    </style:style>
    <style:style style:name="T8" style:family="text">
      <style:text-properties style:font-name="Arial" officeooo:rsid="0044da0e"/>
    </style:style>
    <style:style style:name="T9" style:family="text">
      <style:text-properties style:font-name="Arial" officeooo:rsid="021f9142"/>
    </style:style>
    <style:style style:name="T10" style:family="text">
      <style:text-properties style:font-name="Arial" officeooo:rsid="02eaac93"/>
    </style:style>
    <style:style style:name="T11" style:family="text">
      <style:text-properties style:font-name="Arial" officeooo:rsid="02fb1194"/>
    </style:style>
    <style:style style:name="T12" style:family="text">
      <style:text-properties style:font-name="Arial" officeooo:rsid="00427efe"/>
    </style:style>
    <style:style style:name="T13" style:family="text">
      <style:text-properties style:font-name="Arial" officeooo:rsid="00d6b470"/>
    </style:style>
    <style:style style:name="T14" style:family="text">
      <style:text-properties style:font-name="Arial" officeooo:rsid="02fc4fe0"/>
    </style:style>
    <style:style style:name="T15" style:family="text">
      <style:text-properties style:font-name="Arial" officeooo:rsid="0043cf3e"/>
    </style:style>
    <style:style style:name="T16" style:family="text">
      <style:text-properties officeooo:rsid="02fc4fe0"/>
    </style:style>
    <style:style style:name="T17" style:family="text">
      <style:text-properties officeooo:rsid="00245fac"/>
    </style:style>
    <style:style style:name="T18" style:family="text">
      <style:text-properties fo:font-style="normal" style:font-style-asian="normal" style:font-style-complex="normal"/>
    </style:style>
    <style:style style:name="T19" style:family="text">
      <style:text-properties fo:font-style="normal" officeooo:rsid="002d4704" style:font-style-asian="normal" style:font-style-complex="normal"/>
    </style:style>
    <style:style style:name="T20" style:family="text">
      <style:text-properties fo:font-style="normal" officeooo:rsid="00328448" style:font-style-asian="normal" style:font-style-complex="normal"/>
    </style:style>
    <style:style style:name="T21" style:family="text">
      <style:text-properties fo:font-style="normal" officeooo:rsid="0033c7a5" style:font-style-asian="normal" style:font-style-complex="normal"/>
    </style:style>
    <style:style style:name="T22" style:family="text">
      <style:text-properties fo:font-style="normal" officeooo:rsid="0034c359" style:font-style-asian="normal" style:font-style-complex="normal"/>
    </style:style>
    <style:style style:name="T23" style:family="text">
      <style:text-properties fo:font-style="normal" officeooo:rsid="0035edcc" style:font-style-asian="normal" style:font-style-complex="normal"/>
    </style:style>
    <style:style style:name="T24" style:family="text">
      <style:text-properties fo:font-style="normal" officeooo:rsid="003d39a0" style:font-style-asian="normal" style:font-style-complex="normal"/>
    </style:style>
    <style:style style:name="T25" style:family="text">
      <style:text-properties officeooo:rsid="003789bf"/>
    </style:style>
    <style:style style:name="T26" style:family="text">
      <style:text-properties officeooo:rsid="0039b0e5"/>
    </style:style>
    <style:style style:name="T27" style:family="text">
      <style:text-properties officeooo:rsid="003f207f"/>
    </style:style>
    <style:style style:name="T28" style:family="text">
      <style:text-properties officeooo:rsid="00423ca2"/>
    </style:style>
    <style:style style:name="T29" style:family="text">
      <style:text-properties officeooo:rsid="0042f0e3"/>
    </style:style>
    <style:style style:name="T30" style:family="text">
      <style:text-properties officeooo:rsid="00468780"/>
    </style:style>
    <style:style style:name="T31" style:family="text">
      <style:text-properties officeooo:rsid="004a1267"/>
    </style:style>
    <style:style style:name="T32" style:family="text">
      <style:text-properties officeooo:rsid="004bd3d1"/>
    </style:style>
    <style:style style:name="T33" style:family="text">
      <style:text-properties officeooo:rsid="004f2a99"/>
    </style:style>
    <style:style style:name="T34" style:family="text">
      <style:text-properties officeooo:rsid="005d8ecc"/>
    </style:style>
    <style:style style:name="T35" style:family="text">
      <style:text-properties officeooo:rsid="005e184f"/>
    </style:style>
    <style:style style:name="T36" style:family="text">
      <style:text-properties officeooo:rsid="005e2c9f"/>
    </style:style>
    <style:style style:name="T37" style:family="text">
      <style:text-properties officeooo:rsid="005ecb57"/>
    </style:style>
    <style:style style:name="T38" style:family="text">
      <style:text-properties officeooo:rsid="00681702"/>
    </style:style>
    <style:style style:name="T39" style:family="text">
      <style:text-properties officeooo:rsid="006ba44e"/>
    </style:style>
    <style:style style:name="T40" style:family="text">
      <style:text-properties officeooo:rsid="0071a0f4"/>
    </style:style>
    <style:style style:name="T41" style:family="text">
      <style:text-properties officeooo:rsid="007212fa"/>
    </style:style>
    <style:style style:name="T42" style:family="text">
      <style:text-properties officeooo:rsid="007298e0"/>
    </style:style>
    <style:style style:name="T43" style:family="text">
      <style:text-properties officeooo:rsid="0073c94e"/>
    </style:style>
    <style:style style:name="T44" style:family="text">
      <style:text-properties officeooo:rsid="0079178b"/>
    </style:style>
    <style:style style:name="T45" style:family="text">
      <style:text-properties fo:font-variant="normal" fo:text-transform="none" fo:color="#000000" style:font-name="sans-serif" fo:font-size="8.5pt" fo:letter-spacing="normal" fo:font-style="normal" fo:font-weight="normal"/>
    </style:style>
    <style:style style:name="T46" style:family="text">
      <style:text-properties fo:font-variant="normal" fo:text-transform="none" fo:color="#000000" style:font-name="sans-serif" fo:font-size="8.5pt" fo:letter-spacing="normal" fo:font-style="normal" fo:font-weight="normal" officeooo:rsid="0079178b"/>
    </style:style>
    <style:style style:name="T47" style:family="text">
      <style:text-properties officeooo:rsid="007ab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Evaluation/<text:span text:style-name="T1">Auswertung</text:span></text:h>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7">Mit Hilfe der Aussage:</text:span><text:span text:style-name="T18"> „[…] <text:s/></text:span><text:span text:style-name="Emphasis"><text:span text:style-name="T18">je komplexer die Navigation letzten Endes ist, so anfälliger ist sie dafür, dass sie mit</text:span></text:span><text:span text:style-name="Emphasis"><text:span text:style-name="T19"> </text:span></text:span><text:span text:style-name="Emphasis"><text:span text:style-name="T18">Screenreader keinen Sinn mehr ergibt.“</text:span></text:span><text:span text:style-name="Emphasis"><text:span text:style-name="T18"><text:note text:id="ftn1" text:note-class="footnote"><text:note-citation>1</text:note-citation><text:note-body><text:p text:style-name="P18">Westphal, 2018, Interview, 17.03.2018</text:p></text:note-body></text:note></text:span></text:span><text:span text:style-name="Emphasis"><text:span text:style-name="T18">, </text:span></text:span><text:span text:style-name="Emphasis"><text:span text:style-name="T20">lässt sich bestätigen, dass Screenreader schnell an ihre Grenzen stoßen, </text:span></text:span><text:span text:style-name="Emphasis"><text:span text:style-name="T21">sollte die Struktur einer Webseite nicht durchdacht sein. </text:span></text:span><text:span text:style-name="Emphasis"><text:span text:style-name="T22">Wie in Kapitel 3.1.</text:span></text:span><text:span text:style-name="Emphasis"><text:span text:style-name="T24">4</text:span></text:span><text:span text:style-name="Emphasis"><text:span text:style-name="T22"> Alt-Texte bereits diskutiert, kann der Experte bestätigen, dass Bilder im Netz oftmals keine aussagekräftigen Alt-Texte besitzen. </text:span></text:span><text:span text:style-name="Emphasis"><text:span text:style-name="T23">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5">s</text:span> Device er gerade benutzt. <text:span text:style-name="T26">Die perfekte Webseite würde für den Experten eine sinnvolle Überschriftenstruktur beinhalten und möglichst unverschachtelte Menüs („[…] Direct to the point […]“</text:span><text:span text:style-name="T26"><text:note text:id="ftn2" text:note-class="footnote"><text:note-citation>2</text:note-citation><text:note-body><text:p text:style-name="P19">Vgl. Westphal, 2018, Interview, 17.03.2018</text:p></text:note-body></text:note></text:span><text:span text:style-name="T26">).</text:span></text:p>
      <text:p text:style-name="P5">In den Kapiteln 3.1.2 Modale Dialoge und 3.1.3 CAPTCHAs wurde bereits erläutert, welche Schwierigkeiten auftreten können. Der Experte bestätigt die Annahmen, dass modale Dialoge und CAPTCHAs eine große Barrie<text:span text:style-name="T30">re</text:span> für eingeschränkte Nutzer darstellen. </text:p>
      <text:p text:style-name="P2"><text:soft-page-break/><text:span text:style-name="T28">Eine der größten Hürden im Internet ist, laut dem Experten, z</text:span>erschnittener Inhalt zu Gunsten von <text:span text:style-name="T27">der Webseiteno</text:span>ptik, <text:span text:style-name="T29">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35" text:outline-level="2"><text:span text:style-name="T10">Determination </text:span><text:span text:style-name="T2">Kriterien Barrierefreiheit</text:span></text:h>
      <text:p text:style-name="P1"><text:span text:style-name="T2">In den vorangegangenen Kapiteln wurden die Nutzergruppe, sowie die möglichen Barrieren für diese aufgezeigt. </text:span><text:span text:style-name="T11">Zusammen mit den evaluierten Ergebnissen aus dem Experteninterview lassen sich folgende Kriterien für eine barrierefreie Webseite festlegen:</text:span></text:p>
      <text:list xml:id="list2639782164" text:style-name="L1">
        <text:list-item>
          <text:p text:style-name="P22"><text:span text:style-name="T12">Te</text:span><text:span text:style-name="T13">x</text:span><text:span text:style-name="T12">talternativen für Bilder </text:span><text:span text:style-name="T14">(Alt-Texte)</text:span></text:p>
        </text:list-item>
        <text:list-item>
          <text:p text:style-name="P23">CAPTCHAs wenn möglich vermeiden</text:p>
        </text:list-item>
      </text:list>
      <text:list xml:id="list628709689" text:style-name="L2">
        <text:list-item>
          <text:p text:style-name="P24">Verständliche Linktexte</text:p>
        </text:list-item>
        <text:list-item>
          <text:p text:style-name="P24">Textalternativen für sonstige Nicht-Text-Inhalte (z.B. Emoticons)</text:p>
        </text:list-item>
        <text:list-item>
          <text:p text:style-name="P24">Semantisches Markup</text:p>
        </text:list-item>
        <text:list-item>
          <text:p text:style-name="P30"><text:span text:style-name="T15">Hohe / Ausreichende Kontraste (min</text:span> 4.5:1, <text:span text:style-name="T47">bei großem Text 3:1</text:span><text:span text:style-name="T47"><text:note text:id="ftn0" text:note-class="footnote"><text:note-citation>3</text:note-citation><text:note-body><text:p text:style-name="P38">W3C, 2016.</text:p></text:note-body></text:note></text:span>)</text:p>
        </text:list-item>
        <text:list-item>
          <text:p text:style-name="P25">Tastaturbedienbarkeit</text:p>
        </text:list-item>
        <text:list-item>
          <text:p text:style-name="P25"><text:span text:style-name="T16">Sinnvoller </text:span>Tastaturfokus</text:p>
        </text:list-item>
        <text:list-item>
          <text:p text:style-name="P25"><text:span text:style-name="T16">Keine </text:span>Zeitbegrenzungen</text:p>
        </text:list-item>
        <text:list-item>
          <text:p text:style-name="P25">Alternativen für multimediale Inhalte (Mehr-Kanal-Prinzip)</text:p>
        </text:list-item>
        <text:list-item>
          <text:p text:style-name="P25">Gut durchdachte Navigation</text:p>
        </text:list-item>
        <text:list-item>
          <text:p text:style-name="P25">Dynamische Inhalte vermeiden</text:p>
        </text:list-item>
        <text:list-item>
          <text:p text:style-name="P25">Aktuelle Entwicklungsstandards <text:span text:style-name="T16">einhalten</text:span></text:p>
        </text:list-item>
        <text:list-item>
          <text:p text:style-name="P31"><text:span text:style-name="T8">Sprache festlegen </text:span><text:span text:style-name="T9">(Für Screenreader)<text:line-break/></text:span></text:p>
        </text:list-item>
      </text:list>
      <text:h text:style-name="P34" text:outline-level="2"><text:soft-page-break/><text:span text:style-name="T4">F</text:span><text:span text:style-name="T3">orschungsfrag</text:span><text:span text:style-name="T5">e</text:span></text:h>
      <text:p text:style-name="P8">Was kann getan werden, um Webseiten möglichst barrierearm zu gestalten?</text:p>
      <text:p text:style-name="P9">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32">Drupal achtet bereits auf Barrierefreiheit, doch auch diese ist noch nicht zur Gänze ausgeschöpft und benöigt weitere Arbeit.</text:span> </text:p>
      <text:p text:style-name="P9">Um eine Webseite barrierefrei zu halten bzw. barrierearm zu gestalten, sollten Tests mit eingeschränkten Anwender<text:span text:style-name="T31">n</text:span> vorgenommen werden. Durch das gewonnene Feedback können Probleme behoben und die Barrierefreiheit der Webseite an das Maximum angenähert werden. <text:span text:style-name="T32">Eine komplett barrierefreie Webseite liegt nicht im Bereich des Möglichen, da die Nutzergruppe einer Webseite aus unterschiedlichen Menschen mit unterschiedlichen Anforderungen besteht. </text:span></text:p>
      <text:h text:style-name="Heading_20_2" text:outline-level="2">Hypothesen</text:h>
      <text:list xml:id="list3005659125" text:style-name="L3">
        <text:list-item>
          <text:p text:style-name="P26">Menschen mit Behinderung haben es schwer, sich auf Webseiten zurechtzufinden.</text:p>
        </text:list-item>
      </text:list>
      <text:p text:style-name="P10">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33">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text:span><text:soft-page-break/><text:span text:style-name="T33">gehalten sind. Durch die Einschränkung der fein-motorischen Fähigkeiten fällt es schwer, kleine Bereiche genau anzusteuern. Die Hypothese ist also zu allgemein gefasst und kann deshalb nicht vollständig falsifiziert oder bestätigt werden.</text:span></text:p>
      <text:list xml:id="list114229829300287" text:continue-numbering="true" text:style-name="L3">
        <text:list-item>
          <text:p text:style-name="P32"><text:span text:style-name="T3">Menschen mit Sehbehinderung wissen nicht, wo sich einzelne Elemente </text:span><text:span text:style-name="T6">der Webseite </text:span><text:span text:style-name="T3">explizit befinden.</text:span></text:p>
        </text:list-item>
      </text:list>
      <text:p text:style-name="P17"><text:span text:style-name="T3">Hypothese H1 </text:span><text:span text:style-name="T7">konnte</text:span><text:span text:style-name="T3">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ouchscreens und VoiceOver navigiert, kann diese Aussage falsifiziert werden. Durch die Orientierung mit dem Finger kann ein Mensch mit Sehbehinderung Aussagen darüber treffen wo sich ein Element optisch auf dem Bildschirm befindet.</text:span></text:p>
      <text:list xml:id="list114229406528433" text:continue-numbering="true" text:style-name="L3">
        <text:list-item>
          <text:p text:style-name="P27">Menschen mit Behinderung bedienen ihre Geräte meist mit der Tastatur.</text:p>
        </text:list-item>
      </text:list>
      <text:p text:style-name="P11">Hypothese H2 <text:span text:style-name="T34">konnte</text:span> falsifiziert werden. Menschen mit Behinderung stehen weitaus mehr Hi<text:span text:style-name="T36">l</text:span>fsmitte<text:span text:style-name="T35">l</text:span> zur Verfügung als die Tastatur. <text:span text:style-name="T37">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14230103024332" text:continue-numbering="true" text:style-name="L3">
        <text:list-item>
          <text:p text:style-name="P26"><text:soft-page-break/>Nicht alle Elemente einer Webseite können mit der Tastatur erreicht werden.</text:p>
        </text:list-item>
      </text:list>
      <text:p text:style-name="P13">Hypothese H3 <text:span text:style-name="T42">konnte</text:span> nur teilweise bestätigt werden. Hierbei kommt es auf den HTML Aufbau der Webseite an <text:span text:style-name="T38">und den Kontext</text:span>. <text:span text:style-name="T38">Ist eine Webseite komplett per Hand gebaut, kann es sein, dass die Entwickler ein Feld so bauen, dass nicht mehr per Tastatur erreichbar ist. Im</text:span> Drupal <text:span text:style-name="T39">Kontext</text:span> sind standardmäßig alle gerenderten Felder per Tastatur zu erreichen. </text:p>
      <text:list xml:id="list114229841491992" text:continue-numbering="true" text:style-name="L3">
        <text:list-item>
          <text:p text:style-name="P28">Drupal ist in Vergleich zu anderen Content-Management-Systemen barrierearm.</text:p>
        </text:list-item>
      </text:list>
      <text:p text:style-name="P14">Hypothese H4 <text:span text:style-name="T43">konnte</text:span> </text:p>
      <text:list xml:id="list114231030876527" text:continue-numbering="true" text:style-name="L3">
        <text:list-item>
          <text:p text:style-name="P29">Für Menschen mit Behinderung ist es schwer, schnell an Informationen zu gelangen.</text:p>
        </text:list-item>
      </text:list>
      <text:p text:style-name="P16">Hypothese H<text:span text:style-name="T43">5</text:span> <text:span text:style-name="T43">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p text:style-name="P12"/>
      <text:list xml:id="list114230916381496" text:continue-numbering="true" text:style-name="L3">
        <text:list-item>
          <text:p text:style-name="P33">CAPTCHAs stellen eine große Hürde dar.</text:p>
        </text:list-item>
      </text:list>
      <text:p text:style-name="P15">Hypothese H6 konnte bestätigt werden. Sowohl Lieraturquellen, als auch der befragte Experte konnten bestätigen, dass CAPTCHAs eine große Hürde im Internet darstellen. Dies begründet sich in darin, dass nur ein <text:span text:style-name="T40">Sinneskanal</text:span> bedient wird. Oftmals ist dies der visuelle Kanal, selten der auditive Kanal. <text:s/>CAPTCHAs die den auditiven Kanal bedienen sind oftmals wenig verständlich und nicht zu lösen <text:span text:style-name="T41">wohingegen CAPTCHAs die den visuellen Sinneskanal bedienen oftmals eine hohe Einstiegshürde besitzen, da automatisierte Angriffe abgewehrt werden soll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4</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7T11:42:28.608350609</dc:date>
    <dc:creator>Janet Lehmann</dc:creator>
    <meta:editing-duration>PT5H19M14S</meta:editing-duration>
    <meta:editing-cycles>88</meta:editing-cycles>
    <meta:generator>LibreOffice/6.0.6.2$MacOSX_X86_64 LibreOffice_project/0c292870b25a325b5ed35f6b45599d2ea4458e77</meta:generator>
    <meta:document-statistic meta:table-count="0" meta:image-count="0" meta:object-count="0" meta:page-count="7" meta:paragraph-count="51" meta:word-count="1189" meta:character-count="8735" meta:non-whitespace-character-count="7612"/>
    <meta:template xlink:type="simple" xlink:actuate="onRequest" xlink:title="" xlink:href="../Bachelorarbeit_Master.odm" meta:date="2018-08-07T09:37:44.652799561"/>
  </office:meta>
</office:document-meta>
</file>